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Year</text:p>
      <text:p text:style-name="Standard">2.60</text:p>
      <text:p text:style-name="Standard">3.1189482</text:p>
      <text:p text:style-name="Standard">4.243</text:p>
      <text:p text:style-name="Standard">5._5</text:p>
      <text:p text:style-name="Standard">6.United States</text:p>
      <text:p text:style-name="Standard">7.6</text:p>
      <text:p text:style-name="Standard">8.2014</text:p>
      <text:p text:style-name="Standard">9.31</text:p>
      <text:p text:style-name="Standard">10.t0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8:09:18.801904371</meta:creation-date>
    <dc:date>2022-11-16T18:09:52.824909265</dc:date>
    <meta:editing-duration>PT34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10" meta:word-count="11" meta:character-count="63" meta:non-whitespace-character-count="62"/>
  </office:meta>
</office:document-meta>
</file>